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106d60"/>
    </style:style>
    <style:style style:name="P8" style:family="paragraph" style:parent-style-name="Standard">
      <style:text-properties style:font-name="Instrument Serif" officeooo:rsid="00128c9d" officeooo:paragraph-rsid="00128c9d"/>
    </style:style>
    <style:style style:name="P9" style:family="paragraph" style:parent-style-name="Preformatted_20_Text">
      <style:text-properties style:font-name="Instrument Serif" officeooo:paragraph-rsid="0012bd65"/>
    </style:style>
    <style:style style:name="P10" style:family="paragraph" style:parent-style-name="Preformatted_20_Text">
      <style:text-properties style:font-name="Instrument Serif" officeooo:rsid="0017531c" officeooo:paragraph-rsid="0017531c"/>
    </style:style>
    <style:style style:name="P11" style:family="paragraph" style:parent-style-name="Preformatted_20_Text">
      <style:text-properties style:font-name="Instrument Serif" officeooo:rsid="0019a829" officeooo:paragraph-rsid="0019a829"/>
    </style:style>
    <style:style style:name="P12" style:family="paragraph" style:parent-style-name="Preformatted_20_Text">
      <style:text-properties style:font-name="Instrument Serif" officeooo:rsid="001a3855" officeooo:paragraph-rsid="001a3855"/>
    </style:style>
    <style:style style:name="P13" style:family="paragraph" style:parent-style-name="Preformatted_20_Text">
      <style:text-properties style:font-name="Instrument Serif" officeooo:rsid="001b8359" officeooo:paragraph-rsid="001b8359"/>
    </style:style>
    <style:style style:name="P14" style:family="paragraph" style:parent-style-name="Preformatted_20_Text">
      <style:text-properties style:font-name="Instrument Serif" officeooo:rsid="001414f2" officeooo:paragraph-rsid="001414f2"/>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officeooo:rsid="00171d15"/>
    </style:style>
    <style:style style:name="T5" style:family="text">
      <style:text-properties fo:font-style="italic" style:font-style-asian="italic" style:font-style-complex="italic"/>
    </style:style>
    <style:style style:name="T6" style:family="text">
      <style:text-properties officeooo:rsid="00195cfb"/>
    </style:style>
    <style:style style:name="T7" style:family="text">
      <style:text-properties officeooo:rsid="0019a8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7">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text:soft-page-break/>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8">Great.</text:p>
      <text:p text:style-name="P1"/>
      <text:p text:style-name="P1">Reconsiderations 1:</text:p>
      <text:p text:style-name="P1"/>
      <text:p text:style-name="P9"><text:span text:style-name="T4">The </text:span>American Science and Security <text:span text:style-name="T4">Superp</text:span>latform <text:span text:style-name="T4">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9"/>
      <text:p text:style-name="P10">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5">r</text:span>e<text:span text:style-name="T5">w</text:span>re<text:span text:style-name="T5">x</text:span>pressed in so many ways, but anyway so really so much depth and breadth of damn reading that one could really honestly do before becoming a panican. <text:span text:style-name="T6">And also writing of C code, is for computer, I reckon it perfect and essential to a sort of perfect culture or personal computer menupause circumcision, anyone can know this everything everyone ever 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7">that really anything would like to know is really very much observable on demand as need may be, this is very simple, there is only so many things to internet if we address every structure in the solar system and indeed whatever we see with vera rubin, which if I </text:span><text:soft-page-break/><text:span text:style-name="T7">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0"/>
      <text:p text:style-name="P11">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1"/>
      <text:p text:style-name="P11">Super American Freedom: Now your playing with power!</text:p>
      <text:p text:style-name="P11"/>
      <text:p text:style-name="P11">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1"/>
      <text:p text:style-name="P11">Anyway there isn't any conclusion here, I am just stiring the pot.</text:p>
      <text:p text:style-name="P11"/>
      <text:p text:style-name="P11">drr14363@gmail.com </text:p>
      <text:p text:style-name="P11"/>
      <text:p text:style-name="P12">lol ok.</text:p>
      <text:p text:style-name="P12"/>
      <text:p text:style-name="P13">So the American blink period for some military purpose or for other purposes may as well be considered as </text:p>
      <text:p text:style-name="P13"/>
      <text:p text:style-name="P13">60000000/1775</text:p>
      <text:p text:style-name="P13"/>
      <text:p text:style-name="P13">That is 17.75 blinks per minute thus per 60 million microseconds</text:p>
      <text:p text:style-name="P13"/>
      <text:p text:style-name="P13">Thus the period being calculated to the limit:</text:p>
      <text:p text:style-name="P13"/>
      <text:p text:style-name="P13">33802.816901408450704225352112676056338028169014084507042253521126</text:p>
      <text:p text:style-name="P13"/>
      <text:p text:style-name="P13">or 3.380 seconds between blinks according to this document.</text:p>
      <text:p text:style-name="P14"/>
      <text:p text:style-name="P9"/>
      <text:p text:style-name="P1"><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2H50M19S</meta:editing-duration>
    <meta:editing-cycles>13</meta:editing-cycles>
    <meta:generator>LibreOffice/25.8.2.2$Linux_X86_64 LibreOffice_project/580$Build-2</meta:generator>
    <dc:date>2025-11-28T09:39:38.444895980</dc:date>
    <meta:print-date>2025-11-28T05:45:53.750517996</meta:print-date>
    <meta:document-statistic meta:table-count="0" meta:image-count="0" meta:object-count="0" meta:page-count="5" meta:paragraph-count="47" meta:word-count="3207" meta:character-count="17769" meta:non-whitespace-character-count="14593"/>
    <meta:template xlink:type="simple" xlink:actuate="onRequest" xlink:title="t2" xlink:href="../../.config/libreoffice/4/user/template/t2.ott" meta:date="2025-11-27T23:25:56.251785853"/>
  </office:meta>
</office:document-meta>
</file>